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25-01-10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24-01-04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23-01-04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22-01-14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21-01-05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20-01-0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9-01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8-01-0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7-01-04 20:0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6-01-06 1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5-01-20 17:09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4-01-09 18:48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3-01-07 22:5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2-01-05 21:58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1-01-05 21:1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10-01-06 22:1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09-01-15 19:1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08-01-08 17:25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07-01-11 23:37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06-01-05 07:4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0100524301</text:p>
          </table:table-cell>
          <table:table-cell office:value-type="string" calcext:value-type="string">
            <text:p>2005-01-25 16:5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